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sion - Wordpresstema för småföretag och marike.se</text:h>
      <text:h text:style-name="Heading_20_2" text:outline-level="2">Bakgrund</text:h>
      <text:p text:style-name="Standard">Webbutvecklaren marike.se skapar regelbundet webbsidor till olika småföretag i närområdet. Trots att de flesta sidor i uppbyggnad och utformning liknar varandra, saknar webbutvecklaren en mall och ett ramverk att utgå ifrån. Istället bygger man varje gång upp hela arkitekturen från noll, vilket både är tidskrävande och onödigt, då de flesta kunder tillhör småföretagarkategorin som önskar samma typ av webbsida i fråga om grunddesign och funktioner. </text:p>
      <text:p text:style-name="Standard"/>
      <text:p text:style-name="Standard">Märkligt nog saknar även webbutvecklaren marike.se en egen webbplats att marknadsföra sig på. Företaget vill nu slå två flugor i en smäll och skapa en egen webbsida med ett bakomliggande egenutvecklat ramverk, som i framtiden ska kunna användas som mall till nya och eventuellt även befintliga kunder. </text:p>
      <text:p text:style-name="Standard"/>
      <text:p text:style-name="Standard">Ett embryo till egen webbsida påbörjades i wordpress för 18 månader sedan, men slutfördes aldrig. Här finns en hel del material och idéer för arkitekturen framtaget, men någon kod till ramverket finns inte implementerad.</text:p>
      <text:p text:style-name="Standard"/>
      <text:p text:style-name="Standard">Användargrupper</text:p>
      <text:p text:style-name="Standard"/>
      <text:p text:style-name="Standard">Intressenter</text:p>
      <text:p text:style-name="Standard"/>
      <text:p text:style-name="Standard">Liknande system</text:p>
      <text:p text:style-name="Standard"/>
      <text:p text:style-name="Standard">Baskrav</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2T22:47:22</meta:creation-date>
    <dc:date>2013-12-02T23:27:09</dc:date>
    <meta:editing-duration>PT39M48S</meta:editing-duration>
    <meta:editing-cycles>13</meta:editing-cycles>
    <meta:generator>OpenOffice.org/3.4.1$Unix OpenOffice.org_project/341m1$Build-9593</meta:generator>
    <meta:document-statistic meta:table-count="0" meta:image-count="0" meta:object-count="0" meta:page-count="1" meta:paragraph-count="9" meta:word-count="159" meta:character-count="1082"/>
  </office:meta>
</office:document-meta>
</file>